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6pt" officeooo:rsid="00050f97" officeooo:paragraph-rsid="00050f97" style:font-size-asian="26pt" style:font-size-complex="26pt"/>
    </style:style>
    <style:style style:name="P2" style:family="paragraph" style:parent-style-name="Standard" style:list-style-name="L1">
      <style:text-properties fo:font-size="26pt" officeooo:rsid="00050f97" officeooo:paragraph-rsid="00050f97" style:font-size-asian="26pt" style:font-size-complex="26pt"/>
    </style:style>
    <style:style style:name="P3" style:family="paragraph" style:parent-style-name="Standard" style:list-style-name="L2">
      <style:text-properties fo:font-size="26pt" officeooo:paragraph-rsid="00050f97" style:font-size-asian="26pt" style:font-size-complex="26pt"/>
    </style:style>
    <style:style style:name="P4" style:family="paragraph" style:parent-style-name="Standard" style:list-style-name="L3">
      <style:text-properties fo:font-size="26pt" officeooo:paragraph-rsid="00050f97" style:font-size-asian="26pt" style:font-size-complex="26pt"/>
    </style:style>
    <style:style style:name="P5" style:family="paragraph" style:parent-style-name="Standard" style:list-style-name="L4">
      <style:text-properties fo:font-size="26pt" officeooo:paragraph-rsid="00050f97" style:font-size-asian="26pt" style:font-size-complex="26pt"/>
    </style:style>
    <style:style style:name="P6" style:family="paragraph" style:parent-style-name="Standard" style:list-style-name="L5">
      <style:text-properties fo:font-size="26pt" officeooo:paragraph-rsid="00050f97" style:font-size-asian="26pt" style:font-size-complex="26pt"/>
    </style:style>
    <style:style style:name="T1" style:family="text">
      <style:text-properties officeooo:rsid="00050f97"/>
    </style:style>
    <style:style style:name="T2" style:family="text">
      <style:text-properties fo:font-size="28pt" officeooo:rsid="00050f97" style:font-size-asian="28pt" style:font-size-complex="28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pisz walidację formularza, który zawiera 4 pola:</text:p>
      <text:list xml:id="list1532023336" text:style-name="L1">
        <text:list-item>
          <text:p text:style-name="P2">Imię</text:p>
        </text:list-item>
      </text:list>
      <text:list xml:id="list4005723562" text:style-name="L2">
        <text:list-item>
          <text:list>
            <text:list-item>
              <text:p text:style-name="P3"><text:span text:style-name="T1">min. 3 znaki</text:span></text:p>
            </text:list-item>
            <text:list-item>
              <text:p text:style-name="P3"><text:span text:style-name="T1">max. 20 znaków</text:span></text:p>
            </text:list-item>
            <text:list-item>
              <text:p text:style-name="P3"><text:span text:style-name="T1">tylko litery</text:span></text:p>
            </text:list-item>
          </text:list>
        </text:list-item>
      </text:list>
      <text:list xml:id="list112416616431278" text:continue-list="list1532023336" text:style-name="L1">
        <text:list-item>
          <text:p text:style-name="P2">Nazwisko</text:p>
        </text:list-item>
      </text:list>
      <text:list xml:id="list2325958555" text:style-name="L3">
        <text:list-item>
          <text:list>
            <text:list-item>
              <text:p text:style-name="P4"><text:span text:style-name="T1">min. 2 znaki</text:span></text:p>
            </text:list-item>
            <text:list-item>
              <text:p text:style-name="P4"><text:span text:style-name="T1">max. 40 znaków</text:span></text:p>
            </text:list-item>
            <text:list-item>
              <text:p text:style-name="P4"><text:span text:style-name="T1">tylko litery</text:span></text:p>
            </text:list-item>
          </text:list>
        </text:list-item>
      </text:list>
      <text:list xml:id="list112415248564047" text:continue-list="list112416616431278" text:style-name="L1">
        <text:list-item>
          <text:p text:style-name="P2">Adres e-mail</text:p>
        </text:list-item>
      </text:list>
      <text:list xml:id="list2553447250" text:style-name="L4">
        <text:list-item>
          <text:list>
            <text:list-item>
              <text:p text:style-name="P5"><text:span text:style-name="T1">zgodnie z konstrukcją adresu e-mail:</text:span></text:p>
              <text:p text:style-name="P5"><text:span text:style-name="T1">nazwa_uzytkownika@domena.rozszerzenie</text:span></text:p>
            </text:list-item>
          </text:list>
        </text:list-item>
      </text:list>
      <text:list xml:id="list112415164886558" text:continue-list="list112415248564047" text:style-name="L1">
        <text:list-item>
          <text:p text:style-name="P2">Numer telefonu</text:p>
        </text:list-item>
      </text:list>
      <text:list xml:id="list3355714726" text:style-name="L5">
        <text:list-item>
          <text:list>
            <text:list-item>
              <text:p text:style-name="P6"><text:span text:style-name="T1">tylko cyfry</text:span></text:p>
            </text:list-item>
            <text:list-item>
              <text:p text:style-name="P6"><text:span text:style-name="T1">dokładnie 9</text:span></text:p>
            </text:list-item>
          </text:list>
        </text:list-item>
      </text:list>
      <text:p text:style-name="P1">Walidacja przeprowadzana za pomocą JavaScrip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0:04:19.884000000</meta:creation-date>
    <dc:date>2022-09-14T11:24:14.012000000</dc:date>
    <meta:editing-duration>PT1H9M41S</meta:editing-duration>
    <meta:editing-cycles>1</meta:editing-cycles>
    <meta:document-statistic meta:table-count="0" meta:image-count="0" meta:object-count="0" meta:page-count="1" meta:paragraph-count="16" meta:word-count="58" meta:character-count="323" meta:non-whitespace-character-count="295"/>
    <meta:generator>LibreOffice/7.3.3.2$Windows_X86_64 LibreOffice_project/d1d0ea68f081ee2800a922cac8f79445e4603348</meta:generator>
  </office:meta>
</office:document-meta>
</file>